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299cm" style:rel-column-width="31992*"/>
    </style:style>
    <style:style style:name="Tabela2.B" style:family="table-column">
      <style:table-column-properties style:column-width="8.701cm" style:rel-column-width="33543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188cm" style:rel-column-width="31563*"/>
    </style:style>
    <style:style style:name="Tabela3.B" style:family="table-column">
      <style:table-column-properties style:column-width="8.812cm" style:rel-column-width="33972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30eb1a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339573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1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1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1" fo:font-size="20pt" fo:font-style="italic" fo:font-weight="bold" officeooo:rsid="002b93ca" officeooo:paragraph-rsid="002b93ca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text-properties style:font-name="Arial1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officeooo:paragraph-rsid="00339573"/>
    </style:style>
    <style:style style:name="P9" style:family="paragraph" style:parent-style-name="Table_20_Contents">
      <style:text-properties style:font-name="Arial1" fo:font-size="14pt" officeooo:rsid="0030eb1a" officeooo:paragraph-rsid="0030eb1a" style:font-size-asian="14pt" style:font-size-complex="14pt"/>
    </style:style>
    <style:style style:name="P10" style:family="paragraph" style:parent-style-name="Table_20_Contents">
      <style:text-properties style:font-name="Arial1" fo:font-size="14pt" officeooo:rsid="00306f1d" officeooo:paragraph-rsid="0030eb1a" style:font-size-asian="14pt" style:font-size-complex="14pt"/>
    </style:style>
    <style:style style:name="P11" style:family="paragraph" style:parent-style-name="Table_20_Contents">
      <style:text-properties style:font-name="Arial1" fo:font-size="14pt" officeooo:rsid="00298c8b" officeooo:paragraph-rsid="00339573" style:font-size-asian="14pt" style:font-size-complex="14pt"/>
    </style:style>
    <style:style style:name="P12" style:family="paragraph" style:parent-style-name="Table_20_Contents">
      <style:text-properties style:font-name="Arial1" fo:font-size="14pt" officeooo:rsid="002aeae7" officeooo:paragraph-rsid="00339573" style:font-size-asian="14pt" style:font-size-complex="14pt"/>
    </style:style>
    <style:style style:name="P13" style:family="paragraph" style:parent-style-name="Table_20_Contents">
      <style:text-properties style:font-name="Arial1" fo:font-size="14pt" officeooo:rsid="00339573" officeooo:paragraph-rsid="00339573" style:font-size-asian="14pt" style:font-size-complex="14pt"/>
    </style:style>
    <style:style style:name="P14" style:family="paragraph" style:parent-style-name="Table_20_Contents">
      <style:text-properties style:font-name="Arial1" fo:font-size="14pt" fo:font-style="italic" officeooo:rsid="0030eb1a" officeooo:paragraph-rsid="0030eb1a" style:font-size-asian="14pt" style:font-style-asian="italic" style:font-size-complex="14pt" style:font-style-complex="italic"/>
    </style:style>
    <style:style style:name="P15" style:family="paragraph" style:parent-style-name="Table_20_Contents">
      <style:text-properties style:font-name="Arial1" fo:font-size="14pt" fo:font-style="italic" officeooo:rsid="003d88bd" officeooo:paragraph-rsid="003d88bd" style:font-size-asian="14pt" style:font-style-asian="italic" style:font-size-complex="14pt" style:font-style-complex="italic"/>
    </style:style>
    <style:style style:name="P16" style:family="paragraph" style:parent-style-name="Table_20_Contents">
      <style:text-properties style:font-name="Arial1" fo:font-size="14pt" fo:font-style="italic" officeooo:rsid="00298c8b" officeooo:paragraph-rsid="00339573" style:font-size-asian="14pt" style:font-style-asian="italic" style:font-size-complex="14pt" style:font-style-complex="italic"/>
    </style:style>
    <style:style style:name="P17" style:family="paragraph" style:parent-style-name="Table_20_Contents">
      <style:text-properties style:font-name="Arial1" fo:font-size="14pt" fo:font-style="italic" officeooo:rsid="002aeae7" officeooo:paragraph-rsid="00339573" style:font-size-asian="14pt" style:font-style-asian="italic" style:font-size-complex="14pt" style:font-style-complex="italic"/>
    </style:style>
    <style:style style:name="P18" style:family="paragraph" style:parent-style-name="Table_20_Contents">
      <style:text-properties style:font-name="Arial1" fo:font-size="14pt" fo:font-style="italic" officeooo:rsid="00339573" officeooo:paragraph-rsid="00339573" style:font-size-asian="14pt" style:font-style-asian="italic" style:font-size-complex="14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a043" officeooo:paragraph-rsid="0030eb1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a043" officeooo:paragraph-rsid="00339573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8f55" officeooo:paragraph-rsid="0030eb1a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8f55" officeooo:paragraph-rsid="00339573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34c3df" officeooo:paragraph-rsid="00339573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30704" officeooo:paragraph-rsid="00339573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Table_20_Contents">
      <style:text-properties style:font-name="Arial1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26" style:family="paragraph" style:parent-style-name="Table_20_Contents">
      <style:text-properties style:font-name="Arial1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Table_20_Contents">
      <style:text-properties style:font-name="Arial1" fo:font-size="14pt" fo:font-style="italic" officeooo:rsid="00339573" officeooo:paragraph-rsid="00330aef" style:font-size-asian="14pt" style:font-style-asian="italic" style:font-size-complex="14pt" style:font-style-complex="italic"/>
    </style:style>
    <style:style style:name="P28" style:family="paragraph" style:parent-style-name="Table_20_Contents" style:list-style-name="L4">
      <style:text-properties style:font-name="Arial1" fo:font-size="14pt" officeooo:rsid="0034c3df" officeooo:paragraph-rsid="00339573" style:font-size-asian="14pt" style:font-size-complex="14pt"/>
    </style:style>
    <style:style style:name="P29" style:family="paragraph" style:parent-style-name="Table_20_Contents" style:list-style-name="L4">
      <style:text-properties style:font-name="Arial1" fo:font-size="14pt" officeooo:rsid="002aeae7" officeooo:paragraph-rsid="00339573" style:font-size-asian="14pt" style:font-size-complex="14pt"/>
    </style:style>
    <style:style style:name="P30" style:family="paragraph" style:parent-style-name="Standard" style:list-style-name="L1">
      <style:text-properties officeooo:paragraph-rsid="0030eb1a"/>
    </style:style>
    <style:style style:name="P31" style:family="paragraph" style:parent-style-name="Standard" style:list-style-name="L2">
      <style:text-properties officeooo:paragraph-rsid="00339573"/>
    </style:style>
    <style:style style:name="P32" style:family="paragraph" style:parent-style-name="Standard" style:list-style-name="L3">
      <style:text-properties officeooo:paragraph-rsid="00339573"/>
    </style:style>
    <style:style style:name="P33" style:family="paragraph" style:parent-style-name="Standard">
      <style:text-properties fo:font-size="22pt" fo:font-style="italic" officeooo:rsid="001fe870" officeooo:paragraph-rsid="00339573" style:font-size-asian="22pt" style:font-style-asian="italic" style:font-size-complex="22pt" style:font-style-complex="italic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b93ca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eebe9" style:font-style-asian="normal" style:font-weight-asian="normal" style:font-style-complex="normal" style:font-weight-complex="normal"/>
    </style:style>
    <style:style style:name="T5" style:family="text">
      <style:text-properties style:font-name="Arial1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1" fo:font-size="16pt" fo:font-style="italic" style:text-underline-style="none" fo:font-weight="bold" officeooo:rsid="00264361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1" fo:font-size="16pt" fo:font-style="italic" style:text-underline-style="none" fo:font-weight="bold" officeooo:rsid="002bd41b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1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1" fo:font-size="16pt" fo:font-style="italic" officeooo:rsid="001fe870" style:font-size-asian="16pt" style:font-style-asian="italic" style:font-size-complex="16pt" style:font-style-complex="italic"/>
    </style:style>
    <style:style style:name="T10" style:family="text">
      <style:text-properties officeooo:rsid="002b93ca"/>
    </style:style>
    <style:style style:name="T11" style:family="text">
      <style:text-properties officeooo:rsid="0030eb1a"/>
    </style:style>
    <style:style style:name="T12" style:family="text">
      <style:text-properties officeooo:rsid="00319f28"/>
    </style:style>
    <style:style style:name="T13" style:family="text">
      <style:text-properties officeooo:rsid="00339573"/>
    </style:style>
    <style:style style:name="T14" style:family="text">
      <style:text-properties officeooo:rsid="0034c3df"/>
    </style:style>
    <style:style style:name="T15" style:family="text">
      <style:text-properties fo:font-style="italic" officeooo:rsid="00298c8b" style:font-style-asian="italic" style:font-style-complex="italic"/>
    </style:style>
    <style:style style:name="T16" style:family="text">
      <style:text-properties officeooo:rsid="00379b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 <text:span text:style-name="T10">5.03 </text:span>– <text:span text:style-name="T1">Gerenciar Atendimentos – </text:span></text:p>
      <text:p text:style-name="P6"><text:s text:c="17"/><text:span text:style-name="T11">Pesquisar </text:span>Atendimentos <text:s text:c="14"/><text:tab/> <text:s/><text:tab/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5">Como <text:span text:style-name="T2">Administrador</text:span></text:p>
            <text:p text:style-name="P26">Eu quero <text:span text:style-name="T4">listar e consultar atendimentos cadastrados</text:span></text:p>
            <text:p text:style-name="P26">De modo que <text:span text:style-name="T2">eu possa mantê-lo </text:span><text:span text:style-name="T3">e </text:span><text:span text:style-name="T4">finalizá-los</text:span></text:p>
          </table:table-cell>
        </table:table-row>
      </table:table>
      <text:p text:style-name="P1"/>
      <text:p text:style-name="P1"/>
      <text:p text:style-name="P4">Detalhes de Implementação:</text:p>
      <text:p text:style-name="P7"/>
      <text:list xml:id="list1195840204" text:style-name="L1">
        <text:list-item>
          <text:p text:style-name="P30"><text:span text:style-name="T6">Critérios de Pesquisa</text:span><text:span text:style-name="T9">:<text:line-break/></text:span>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9">Nome do Campo</text:p>
          </table:table-cell>
          <table:table-cell table:style-name="Tabela2.B1" office:value-type="string">
            <text:p text:style-name="P21">Campo BD</text:p>
          </table:table-cell>
        </table:table-row>
        <table:table-row>
          <table:table-cell table:style-name="Tabela2.A2" office:value-type="string">
            <text:p text:style-name="P14">Animal</text:p>
          </table:table-cell>
          <table:table-cell table:style-name="Tabela2.B2" office:value-type="string">
            <text:p text:style-name="P9">ANIMAL.<text:span text:style-name="T12">ID</text:span></text:p>
          </table:table-cell>
        </table:table-row>
        <table:table-row>
          <table:table-cell table:style-name="Tabela2.A2" office:value-type="string">
            <text:p text:style-name="P14">Procedimento</text:p>
          </table:table-cell>
          <table:table-cell table:style-name="Tabela2.B2" office:value-type="string">
            <text:p text:style-name="P10">PROCEDIMENTO.ID_PROCEDIMENTO</text:p>
          </table:table-cell>
        </table:table-row>
        <table:table-row>
          <table:table-cell table:style-name="Tabela2.A2" office:value-type="string">
            <text:p text:style-name="P14">Data</text:p>
          </table:table-cell>
          <table:table-cell table:style-name="Tabela2.B2" office:value-type="string">
            <text:p text:style-name="P9">ATENDIMENTO.DATA</text:p>
          </table:table-cell>
        </table:table-row>
        <table:table-row>
          <table:table-cell table:style-name="Tabela2.A2" office:value-type="string">
            <text:p text:style-name="P14">Data <text:span text:style-name="T13">de Finalização</text:span></text:p>
          </table:table-cell>
          <table:table-cell table:style-name="Tabela2.B2" office:value-type="string">
            <text:p text:style-name="P9">ATENDIMENTO.DATA_<text:span text:style-name="T13">FINALIZACAO</text:span></text:p>
          </table:table-cell>
        </table:table-row>
        <table:table-row>
          <table:table-cell table:style-name="Tabela2.A2" office:value-type="string">
            <text:p text:style-name="P15">Situação</text:p>
          </table:table-cell>
          <table:table-cell table:style-name="Tabela2.B2" office:value-type="string">
            <text:p text:style-name="P27">ATENDIMENTO.TP_SITUACAO</text:p>
          </table:table-cell>
        </table:table-row>
      </table:table>
      <text:p text:style-name="P2"/>
      <text:list xml:id="list593565048" text:style-name="L2">
        <text:list-item>
          <text:p text:style-name="P31"><text:span text:style-name="T7">Resultados</text:span><text:span text:style-name="T6"> de Pesquisa</text:span><text:span text:style-name="T9">:<text:line-break/></text:span></text:p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0">Nome do Campo</text:p>
          </table:table-cell>
          <table:table-cell table:style-name="Tabela3.B1" office:value-type="string">
            <text:p text:style-name="P22">Campo BD</text:p>
          </table:table-cell>
        </table:table-row>
        <table:table-row>
          <table:table-cell table:style-name="Tabela3.A2" office:value-type="string">
            <text:p text:style-name="P18">Nome do Animal</text:p>
          </table:table-cell>
          <table:table-cell table:style-name="Tabela3.B2" office:value-type="string">
            <text:p text:style-name="P13">ANIMAL.NOME</text:p>
          </table:table-cell>
        </table:table-row>
        <table:table-row>
          <table:table-cell table:style-name="Tabela3.A2" office:value-type="string">
            <text:p text:style-name="P18">Procedimento</text:p>
          </table:table-cell>
          <table:table-cell table:style-name="Tabela3.B2" office:value-type="string">
            <text:p text:style-name="P13">PROCEDIMENTO.DESCRICAO</text:p>
          </table:table-cell>
        </table:table-row>
        <table:table-row>
          <table:table-cell table:style-name="Tabela3.A2" office:value-type="string">
            <text:p text:style-name="P14">Data</text:p>
          </table:table-cell>
          <table:table-cell table:style-name="Tabela3.B2" office:value-type="string">
            <text:p text:style-name="P9">ATENDIMENTO.DATA</text:p>
          </table:table-cell>
        </table:table-row>
        <table:table-row>
          <table:table-cell table:style-name="Tabela3.A2" office:value-type="string">
            <text:p text:style-name="P14">Data <text:span text:style-name="T13">de Finalização</text:span></text:p>
          </table:table-cell>
          <table:table-cell table:style-name="Tabela3.B2" office:value-type="string">
            <text:p text:style-name="P9">ATENDIMENTO.DATA_<text:span text:style-name="T13">FINALIZACAO</text:span></text:p>
          </table:table-cell>
        </table:table-row>
        <table:table-row>
          <table:table-cell table:style-name="Tabela3.A2" office:value-type="string">
            <text:p text:style-name="P15">Situação</text:p>
          </table:table-cell>
          <table:table-cell table:style-name="Tabela3.B2" office:value-type="string">
            <text:p text:style-name="P27">ATENDIMENTO.TP_SITUACAO</text:p>
          </table:table-cell>
        </table:table-row>
      </table:table>
      <text:p text:style-name="P3"/>
      <text:p text:style-name="P3"/>
      <text:p text:style-name="P3"/>
      <text:p text:style-name="P3"/>
      <text:list xml:id="list2808057393" text:style-name="L3">
        <text:list-item>
          <text:p text:style-name="P32"><text:soft-page-break/><text:span text:style-name="T8">Ações</text:span><text:span text:style-name="T5">:</text:span></text:p>
        </text:list-item>
      </text:list>
      <text:p text:style-name="P8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20"><text:s/><text:span text:style-name="T14">Nome</text:span></text:p>
          </table:table-cell>
          <table:table-cell table:style-name="Tabela5.A1" office:value-type="string">
            <text:p text:style-name="P23">Evento</text:p>
          </table:table-cell>
          <table:table-cell table:style-name="Tabela5.C1" office:value-type="string">
            <text:p text:style-name="P24"><text:s/><text:span text:style-name="T14">Ação</text:span></text:p>
          </table:table-cell>
        </table:table-row>
        <table:table-row>
          <table:table-cell table:style-name="Tabela5.A2" office:value-type="string">
            <text:p text:style-name="P16">Pesquisar</text:p>
          </table:table-cell>
          <table:table-cell table:style-name="Tabela5.A2" office:value-type="string">
            <text:list xml:id="list2813283749" text:style-name="L4">
              <text:list-header>
                <text:p text:style-name="P28">Clicar no botão “<text:span text:style-name="T15">Pesquisar</text:span>”</text:p>
              </text:list-header>
            </text:list>
          </table:table-cell>
          <table:table-cell table:style-name="Tabela5.C2" office:value-type="string">
            <text:p text:style-name="P11">Listar <text:span text:style-name="T16">Atendimentos</text:span> aplicando critérios de pesquisa informado</text:p>
          </table:table-cell>
        </table:table-row>
        <table:table-row>
          <table:table-cell table:style-name="Tabela5.A2" office:value-type="string">
            <text:p text:style-name="P16">Novo</text:p>
          </table:table-cell>
          <table:table-cell table:style-name="Tabela5.A2" office:value-type="string">
            <text:list xml:id="list190452138696085" text:continue-numbering="true" text:style-name="L4">
              <text:list-header>
                <text:p text:style-name="P28">Clicar no botão “<text:span text:style-name="T15">Novo</text:span>”</text:p>
              </text:list-header>
            </text:list>
          </table:table-cell>
          <table:table-cell table:style-name="Tabela5.C2" office:value-type="string">
            <text:p text:style-name="P11">Abrir tela de Novo <text:span text:style-name="T16">Atendimento</text:span></text:p>
          </table:table-cell>
        </table:table-row>
        <table:table-row>
          <table:table-cell table:style-name="Tabela5.A2" office:value-type="string">
            <text:p text:style-name="P17">Editar</text:p>
          </table:table-cell>
          <table:table-cell table:style-name="Tabela5.A2" office:value-type="string">
            <text:list xml:id="list190451427317497" text:continue-numbering="true" text:style-name="L4">
              <text:list-header>
                <text:p text:style-name="P29">Clicar n<text:span text:style-name="T16">o Nome do Animal</text:span> na tabela de resultados</text:p>
              </text:list-header>
            </text:list>
          </table:table-cell>
          <table:table-cell table:style-name="Tabela5.C2" office:value-type="string">
            <text:p text:style-name="P12">Abrir tela de Edição de <text:span text:style-name="T16">Atendimento</text:span></text:p>
          </table:table-cell>
        </table:table-row>
      </table:table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6T19:04:50.339000000</dc:date>
    <meta:editing-duration>PT58M29S</meta:editing-duration>
    <meta:editing-cycles>20</meta:editing-cycles>
    <meta:generator>LibreOffice/6.0.3.2$Windows_X86_64 LibreOffice_project/8f48d515416608e3a835360314dac7e47fd0b821</meta:generator>
    <meta:document-statistic meta:table-count="4" meta:image-count="0" meta:object-count="0" meta:page-count="2" meta:paragraph-count="45" meta:word-count="116" meta:character-count="902" meta:non-whitespace-character-count="794"/>
  </office:meta>
</office:document-meta>
</file>